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mily-generic="modern"/>
    <style:font-face style:name="細明體" svg:font-family="細明體, MingLiU" style:font-family-generic="modern"/>
    <style:font-face style:name="Noto Sans CJK TC Regular1" svg:font-family="'Noto Sans CJK TC Regular'"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新細明體" svg:font-family="新細明體, PMingLiU"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 PL UMing TW" svg:font-family="'AR PL UMing TW'" style:font-family-generic="system" style:font-pitch="variable"/>
    <style:font-face style:name="Noto Sans CJK TC Regular" svg:font-family="'Noto Sans CJK TC Regular'"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純文字">
      <style:text-properties fo:font-size="16pt" style:font-size-asian="16pt" style:font-name-complex="細明體"/>
    </style:style>
    <style:style style:name="P3" style:family="paragraph" style:parent-style-name="純文字">
      <style:text-properties style:font-name-complex="細明體"/>
    </style:style>
    <style:style style:name="P4" style:family="paragraph" style:parent-style-name="純文字">
      <style:text-properties style:font-name-complex="細明體"/>
    </style:style>
    <style:style style:name="P5" style:family="paragraph" style:parent-style-name="純文字">
      <style:text-properties officeooo:rsid="000581c4" officeooo:paragraph-rsid="000581c4" style:font-name-complex="細明體"/>
    </style:style>
    <style:style style:name="P6" style:family="paragraph" style:parent-style-name="純文字">
      <style:text-properties officeooo:paragraph-rsid="000581c4" style:font-name-complex="細明體"/>
    </style:style>
    <style:style style:name="P7" style:family="paragraph" style:parent-style-name="純文字">
      <style:paragraph-properties fo:break-before="page"/>
      <style:text-properties style:font-name-complex="細明體"/>
    </style:style>
    <style:style style:name="P8" style:family="paragraph" style:parent-style-name="純文字" style:master-page-name="Standard">
      <style:paragraph-properties fo:text-align="center" style:justify-single-word="false" style:page-number="auto"/>
    </style:style>
    <style:style style:name="T1" style:family="text">
      <style:text-properties fo:font-size="16pt" style:font-size-asian="16pt" style:font-name-complex="細明體"/>
    </style:style>
    <style:style style:name="T2" style:family="text">
      <style:text-properties fo:font-size="16pt" style:font-size-asian="16pt" style:font-name-complex="細明體"/>
    </style:style>
    <style:style style:name="T3" style:family="text">
      <style:text-properties style:font-name-complex="細明體"/>
    </style:style>
    <style:style style:name="T4" style:family="text">
      <style:text-properties style:font-name-complex="細明體"/>
    </style:style>
    <style:style style:name="T5" style:family="text">
      <style:text-properties officeooo:rsid="000581c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pan text:style-name="T1">中山成主 11/6</text:span><text:span text:style-name="T1">提摩太後書第四章：盡忠職守</text:span></text:p>
      <text:p text:style-name="P3">* 1_背景<text:tab/><text:tab/><text:tab/><text:tab/><text:tab/><text:tab/><text:tab/><text:tab/><text:tab/><text:tab/><text:tab/><text:tab/><text:tab/><text:tab/><text:tab/><text:tab/><text:tab/><text:tab/><text:tab/>呂致中</text:p>
      <text:p text:style-name="P3">　　根據教會的傳統說法，認為使徒保羅寫完提摩太後書之後不久，就被處以死刑。他因為具有羅馬公民的身份（參考使徒行傳廿二：27），因此，沒有釘死在十字架上，也沒有被丟進野獸競技場，而是被斬首示眾，在羅馬政府看來，這樣對待殖民區的人民已經是相當「人道」的了。</text:p>
      <text:p text:style-name="P3"/>
      <text:p text:style-name="P3">　　我曾提過使徒保羅書信中最喜歡用的資料，就是用羅馬軍隊出征去打仗時，那種雄赳赳、氣昂昂的精神，因為信仰所面對的敵人乃是屬於靈界的邪惡者。另一方面，他也喜歡用羅馬競技場上那種賽跑者認真的樣式，當作他勸勉信徒的教材，希望所有的信徒都會像正在競技場上的競賽者一樣，想要贏得那最終點的冠冕，因為那是極大的榮耀。</text:p>
      <text:p text:style-name="P3"/>
      <text:p text:style-name="P3">　　另一方面，我們也看到使徒保羅每當談到信仰的問題時，就會提到辨別真實信仰的重要性，信徒若是沒有注意信仰的內涵，就容易被那些經常借用耶穌基督的名進行欺騙行為的人所得逞，不但導致信徒誤入信仰的歧途，也會造成教會的紛亂，嚴重的話還會造成教會分裂。</text:p>
      <text:p text:style-name="P3"/>
      <text:p text:style-name="P3">　　不僅在加拉太教會有這樣的問題，在哥林多教會也出現有專門在欺騙教會的人，這些人能言善道，且很會標榜自己的能力，使徒保羅知道後非常生氣，諷刺地說這種人是「超等使徒」（參考哥林多後書十二：11），並不是真正的福音工作者，因為真正的使徒會揚傳耶穌基督受難於十字架，以及他復活的信息（參考哥林多前書二：2），而不是在述說自己的能力有多大，因為所有的能力，即使有醫病趕鬼的能力，也是為了要見證福音的緣故（參考羅馬書十五：18-19）。除了哥林多、加拉太等教會，其它的教會也都發生類似有人滲透到教會裏面，為的就是要欺騙信徒跟隨他們，而不是遵行聖經的教訓，也因為這樣，使徒保羅一再呼籲提摩太，在以弗所教會牧會工作中，就是要教導信徒認識聖經的教訓，並且要「正確地講解真理的信息」來幫助信徒辨明真正的信仰內容，他強調這是作為一個「問心無愧」的福音工人最基本該有的態度（參考提摩太後書二：15）。</text:p>
      <text:p text:style-name="P3"/>
      <text:p text:style-name="P3">　　也因此，使徒保羅很不喜歡那些在傳道事工上脫隊的同工，尤其是在教會中造成困擾與糾紛的人，他最不高興。可是他都有保留機會給這些人，希望能讓這些信徒再次回到教會團契，就像我們現在所讀的經文中提到約翰‧馬可，他原本脫離使徒保羅同工行列，後來再次回來，且成為使徒保羅的好同工。可是，對那些行徑很惡劣的同工，就不是這樣了，他會指名道姓，說出這些離經叛道的人的名字。這通常不是使徒保羅的習慣做法，因為他喜歡將那些對福音有貢獻的人提出來，為的是希望大家能學習那些人，現在之所以會將這些成為信仰絆腳石的人寫出來，實在是讓他看不下去了，且是若不清楚將這些人的名字寫出來，可能會讓更多信徒離開了真確的信仰，因為在整個亞細亞省的人離棄信仰的人必定不少，才逼得使徒保羅必須採取這樣強烈的手段來防範（參考提摩太後書一：15）。</text:p>
      <text:p text:style-name="P3"/>
      <text:p text:style-name="P3">　　因此，辨別真確的信仰內涵，對一個信徒來說是很重要的信仰功課，而對一個傳道者來說，則是他在傳福音事工時，特別是在牧養工作上，需要經常注意的一件事。</text:p>
      <text:p text:style-name="P3"/>
      <text:p text:style-name="P3"/>
      <text:p text:style-name="P7">* 2_經文內容</text:p>
      <text:p text:style-name="P3">** 第一至五節：</text:p>
      <text:p text:style-name="P3">　　在第一節一開始，使徒保羅就談到對人的生命有審判主權的，就是上帝和耶穌基督，我們不要小看這句話的重要性，因為這句話也是在否定羅馬政府對人生命的主宰權。使徒保羅當時是被關在監獄中，當他這樣寫的時候，等於在告訴羅馬政府，他不承認羅馬政府對他有生命的判決權，這種權柄只有創造生命的上帝，和為了救贖人的生命而犧牲在十字架上的耶穌基督才擁有而已，不是世上任何一個人所擁有的政治權柄和勢力。這句「審判所有活人死人的基督耶穌」，可說是早期教會最重要的信仰告白內容。這句話也就是在回應當時羅馬政府對基督徒的迫害，基督徒要表明並不害怕這樣的迫害，因為真正的審判者就是復活的耶穌基督，他的審判是連活人、死人都包含在內。我相信這句話對我們是一點也不陌生，因為在使徒信經中就有提到復活的耶穌基督要來「審判活人與死人」這句話。</text:p>
      <text:p text:style-name="P3"/>
      <text:p text:style-name="P3">　　第二節這裏所說的福音，指的就是耶穌基督拯救的信息。使徒保羅告訴提摩太不論在甚麼情況下，都要傳福音，因為福音是和生命的得救與否有密切關係。不是喜歡的時候才要傳福音，也不是遇到挫折或是困境時，就對福音事工採取懈怠或是放棄的態度。</text:p>
      <text:p text:style-name="P3"/>
      <text:p text:style-name="P3">　　使徒保羅在這裏提到幾個牧養工作的重點：</text:p>
      <text:p text:style-name="P3">一是要耐心勸勉。有些信徒並不是很甘願或是容易接受真理的教導，這就必須多用些時間，特別是在這裏提到要「耐心」，所謂的「耐心」，是指不妥協，但原則很清楚之意。並不是為了討好信徒，怕信徒離棄信仰就採取睜一隻眼、閉一隻眼的態度，不是這樣。而是要一而再、再而三的給予鼓勵之意。</text:p>
      <text:p text:style-name="P3"/>
      <text:p text:style-name="P3">二是督責，指知道錯誤時，沒有將之當作沒有發生，而是會清楚地讓信徒知道錯誤在甚麼地方。</text:p>
      <text:p text:style-name="P3"/>
      <text:p text:style-name="P3">三是教導。不放棄任何可以掌握的機會，要在信仰的事上用心，讓信徒明白甚麼才是正確的信仰。</text:p>
      <text:p text:style-name="P3"/>
      <text:p text:style-name="P3">　　第三至四節讓我們看到人性在信仰上的共同點，就是指想要滿足慾望的需要，並不是真在追求對真理的認識。這兩節也同時指出真假使徒的差異，就像舊約先知耶利米時代的假先知一樣，經常說出當時的人喜歡聽的話，但那些卻不是上帝要他們去說的，而是那些假先知自己所想的，不是來自上帝的啟示，要不然就是假冒上帝的名說虛假的信息（參考耶利米書十四：13-14）。真正的先知就像先知米該雅所下的定義說的：「我指著永生的上主發誓，上主對我說甚麼，我就說甚麼。」（參考列王紀上廿二：14）同樣的，身為一個福音的傳播者，他主要的使命就是見證上帝在耶穌基督身上的救恩，不是要彰顯自己的能力；他的主要責任就是在為福音作見證，而不是為了要討好信徒而講好聽的話。</text:p>
      <text:p text:style-name="P3"/>
      <text:p text:style-name="P3">　　第五節，傳道者應該有的三點基本態度：</text:p>
      <text:p text:style-name="P3">一是要謹慎。要保持頭腦清醒之意。只有這樣才能避免受到誘惑，知道教會或是信徒的問題在哪裏。</text:p>
      <text:p text:style-name="P3"/>
      <text:p text:style-name="P3">二是忍受苦難。雖然這個時代在咱台灣已經沒有類似使徒保羅時代這種政治迫害的問題，但這並不表示就沒有苦難，因為苦難不僅僅限在政治性的層面，比這更嚴酷的，恐怕就是來自教會內部信徒之間的爭鬥、分裂，以及不應該有的誤解。</text:p>
      <text:p text:style-name="P3"><text:soft-page-break/></text:p>
      <text:p text:style-name="純文字"><text:span text:style-name="T3">三是忠心履行事奉的職務。「不管時機理想不理想都要傳」。</text:span><text:span text:style-name="T3">傳道人</text:span><text:span text:style-name="T3">並不是說非要在哪一間教會牧會多久才是在履行事奉的職務，傳福音並不是被限制在教會，在教會以外的地方，廣大的社會空間，傳道者要盡責任在傳福音的事工，不論所遇到的境況是甚麼，都不要放棄傳福音的使命和責任。</text:span></text:p>
      <text:p text:style-name="P3"/>
      <text:p text:style-name="P3">** 第六至八節：</text:p>
      <text:p text:style-name="P3">　　使徒保羅寫給提摩太的書信中，最精華的經文在哪裏？應該可以說是這一段才對：</text:p>
      <text:p text:style-name="P3"/>
      <text:p text:style-name="P3">一是他知道自己所剩下的日子不多（第六節）。為甚麼他是用「犧牲」這樣的句子呢？這是採用民數記第廿八章七節所提到以色列人用羔羊獻祭在祭壇上的方式，要把獻在祭壇上的羔羊澆滿一公升的酒，然後才點上火燒化獻給上帝。使徒保羅用這樣的詞句來形容自己就像要獻給上帝的時刻到了。</text:p>
      <text:p text:style-name="P3"/>
      <text:p text:style-name="P3">二是他做了自我評估，看到自己確實跑完「那值得競爭的賽跑」（第七節）。他特別在這裏強調競爭的內容是「值得」的。甚麼是值得的競爭？且是值得用所有生命的力量去競爭呢？當然就是耶穌基督的福音。使徒保羅窮盡一生的時間為了傳福音而奮鬥，並沒有因為遇到挫折、失敗就放棄。特別在後書第十一章廿三至廿七節這段經文中，他在描述自己傳福音的旅途中所經歷到的際遇，那簡直不是今天的傳道者所能想像得到的；他曾遇到牢獄之災，也曾被鞭打三十九下，又曾遇到多次生命的危險等等。</text:p>
      <text:p text:style-name="P3"/>
      <text:p text:style-name="P3">三是他深信自己可以得到來自天上所賞賜的冠冕（第八節）。</text:p>
      <text:p text:style-name="P3"/>
      <text:p text:style-name="P3">　　再者，使徒保羅在第六節這裏用「離開人世」這個詞的希臘文是「analuseos」，這個詞後來演變成為英文的「analysis」（分析）。所謂「分析」，意思就是把原本糾纏在一起的東西，逐一的解開來，使之更清楚、明白。因此，這個字也有「鬆開」、「解放」的意思。這樣，我們可以從這裏了解使徒保羅在說他「離開人世」的時刻到了，意思就是指糾纏生命的一切枷鎖都將解開，不再負著重擔。這就像耶穌基督所說的：「來吧，所有勞苦、背負重擔的人都到我這裏來！我要使你們得安息。」（馬太福音十一：28）這也是為甚麼基督教信仰將生命的死亡看成是一種卸下重擔一樣，不是難過、痛苦，而是一種生命的解放（或是一般人所說的「解脫」之意）。因為辛勞一生，終於可以安然休息了，這是很值得安慰的事，特別是有耶穌基督成為復活生命的保證時，這樣的生命更是令人欣慰的事。</text:p>
      <text:p text:style-name="P3"/>
      <text:p text:style-name="P3">** 第九至十五節：</text:p>
      <text:p text:style-name="P3">　　這段經文讓我們看到許多珍貴的歷史資料：</text:p>
      <text:p text:style-name="P3">一是我們看到醫生路加乃是使徒保羅最好的搭當，當許多其他同工因為各種原因必須離開使徒保羅時，他一直在使徒保羅身邊協助他、照顧他。這也是為甚麼路加這位作者所寫使徒行傳這本教會史書很有價值。</text:p>
      <text:p text:style-name="P3"/>
      <text:p text:style-name="P3">二是約翰‧馬可再次回到使徒保羅身邊，是好的同工。原本約翰‧馬可在使徒保羅第一次和巴拿巴去傳福音時，是同一個團隊（參考使徒行傳十三：4），但不知道為甚麼約翰‧馬可突然臨時脫隊，逕自回到耶路撒冷去（參考使徒行傳十三：13）。後來使徒保羅想要再第二次出去旅行傳道時，巴拿巴又要帶約翰‧馬可一起同行，被使徒保羅嚴詞拒絕，也為這件事兩個人從此分開各走各的路線<text:soft-page-break/>（參考使徒行傳十五：37-39）。我們不知道是甚麼原因使他們再次和好成為同工，且在使徒保羅的語氣中，肯定約翰‧馬可是一位好的福音同伴，這裏讓我們知道約翰‧馬可福音的事工上幫助非常大。</text:p>
      <text:p text:style-name="P3"/>
      <text:p text:style-name="P3">三是底馬貪愛現世。依照歌羅西書第四章十四節的記載，底馬曾和路加第一次陪同使徒保羅在羅馬監獄中。除了路加以外，也曾和約翰‧馬可、亞里達古等人與使徒保羅同為一個團隊在服事福音事工（腓利門書24節）。使徒保羅不會隨便批評這些曾與他同工過的人，但現在卻將底馬寫成「貪愛現世」，可見底馬確實有很嚴重信仰上態度的轉變，才會逼得使徒保羅必須說出這樣嚴重的話。</text:p>
      <text:p text:style-name="P3"/>
      <text:p text:style-name="P3">四是使徒保羅對提摩太有很深的感情，在他即將去世之前，希望能見到提摩太一面。但同時，使徒保羅並沒有要放棄以弗所教會的福音事工，因為以弗所是當時亞細亞省的省會，在福音事工上的位置佔有很重要的角色，因此，使徒保羅特地差派推基古去接替提摩太。這封書信很可能就是由推基古帶去給提摩太的。</text:p>
      <text:p text:style-name="P3"/>
      <text:p text:style-name="P3">五是銅匠亞歷山大對使徒保羅的傷害很大。這一位亞歷山大到底是誰？我們並不清楚，很可能就是和提摩太前書第一章二十節所提起的那位「亞歷山大」同一個人。到底是怎麼傷害使徒保羅的？也沒有明確資料可循，但使徒保羅在這裏所用的「害」這個字，在希臘文是用「endeiknumi」，這個字是「顯露」、「陳列」的意思，也含有「舉證」的意義。換句話說，很可能亞歷山大就是一個告密者，向羅馬政府告密有關基督徒聚會的事，這對早期教會來說，是很嚴重的一件傷害事件。因此，使徒保羅不僅在這裏提起，還特別要提摩太提防這個人。</text:p>
      <text:p text:style-name="P3"/>
      <text:p text:style-name="P3">** 第十六至十八節：</text:p>
      <text:p text:style-name="P3">　　第十六節一直被聖經學界討論甚多，到底這裏所提起的「第一次為自己辯護」，這是指甚麼時候的第一次？是使徒行傳第廿八章記載的第一次抵達羅馬之時嗎？不太可能，因為那次並不是沒有人在他身邊，而是有些人一直在關心他、陪伴著他，甚至他還可以自由行動，且去拜訪他的人甚多。因此，有不少學者認為應該是在第二次他被關在監獄之時，那時因為看來情況並不樂觀，且迫害的情形越來越嚴重，頗有風聲鶴唳的氣氛，因而敢公開去探監的人沒有了，大家都有自身難保的危機意識。</text:p>
      <text:p text:style-name="P3"/>
      <text:p text:style-name="P3">　　第十七節，使徒保羅說上帝給他力量，使他能夠將耶穌基督復活的信息傳出來。其實，這也是使徒保羅堅持要上訴羅馬皇帝法庭的主要因素之一，他一直要讓羅馬統治當局知道，製造亂象的，並不是基督徒，而是一些想要迫害基督徒的猶太人，或是那些排斥基督教信仰的人。他一直努力要讓羅馬統治當局知道，基督徒是很守本份的，絕對不會與政府對抗（參考羅馬書十三：1-7）。除了這個因素之外，使徒保羅最希望做的一件事，就是將耶穌基督復活的信息傳揚出去，特別是希望能將復活的信息傳給羅馬統治階層的人。當他被羅馬總督、巡撫等人詢問時，他都會利用機會宣揚耶穌基督復活的信息（參考使徒行傳廿四：15、21、廿六：23），也因此使得羅馬總督制止他，認為使徒保羅是「瘋了」，是「神經失常了」（參考使徒行傳廿六：24）。這讓我們看出，使徒保羅就是要想盡辦法將耶穌基督復活的信息傳揚出去，那怕是被關、被殺，那都是為了傳揚耶穌基督復活的信息的緣故。</text:p>
      <text:p text:style-name="P3"/>
      <text:p text:style-name="P3">　　第十八節，在這裏，使徒保羅並不是認為自己會從監獄中獲得釋放，因為他已經知道獲救的希<text:soft-page-break/>望渺茫，才會要提摩太替他拿需要的衣服和書籍，並且要提摩太趕緊到羅馬去跟他相會，因此，這裏他說「主一定會救我脫離一切邪惡」，指的乃是讓他有堅定的信心，不受到任何外力的誘惑，甚至為了保存生命的安全而妥協傳福音的態度，或是對自己過去所傳揚的信息做任何傷害真理的承諾。他深信因為傳福音的緣故而受到迫害或喪失生命的，終必獲得上帝的賞賜，在上帝國裏面得到永恆的生命。</text:p>
      <text:p text:style-name="P3"/>
      <text:p text:style-name="P3">** 第十九至廿二節</text:p>
      <text:p text:style-name="P3">　　在這裏提到一份很齊全的名單，這也是後書與前書之間最大的差異。</text:p>
      <text:p text:style-name="P3"/>
      <text:p text:style-name="P3">　　亞居拉和百基拉，這是一對夫妻，他們夫妻兩人原本就是織帳棚的人，在哥林多城相遇，因為與使徒保羅同業（參考使徒行傳十八：2-3），且又有共同的信仰，因此，一直是使徒保羅在福音事工上最好的伙伴。他們也為了福音的緣故，特地將自己的家開放成為聚會的地方（哥林多前書十六：19）。</text:p>
      <text:p text:style-name="P3"/>
      <text:p text:style-name="P3">　　阿尼色弗則是一位很疼惜使徒保羅的同工，為了尋找使徒保羅，他找遍了羅馬城，才知道使徒保羅被囚禁的地方（參考提摩太後書一：16-17）。</text:p>
      <text:p text:style-name="P3"/>
      <text:p text:style-name="P3">　　以拉都和提摩太兩人都是使徒保羅很深愛的門徒或是同工，曾被使徒保羅差派去馬其頓（參考使徒行傳十九：22）。這裏則說以拉都留在哥林多，在該城的教會見證福音的信息。後來可能就是一直居住在羅馬城，協助該城教會的事工（參考羅馬書十六：23）。</text:p>
      <text:p text:style-name="P3"/>
      <text:p text:style-name="P3">　　特羅非摩，他是使徒保羅的同工，卻也因為他的緣故，被猶太人逮到機會，認為使徒保羅就是故意帶領非猶太人的特羅非摩進入聖殿，等於藐視上帝聖殿的神聖一樣的尊嚴，因此將使徒保羅逮捕送官去審判（參考使徒行傳廿一：27-30）。</text:p>
      <text:p text:style-name="P3"/>
      <text:p text:style-name="P3">　　第廿一節提到要提摩太趕在冬天之前到羅馬來，主要原因就是：那是停止水陸交通時期。因為當地的冬天來襲的東北季風特強，不良於航行，若是再延誤一些時日，即使想要成行恐怕也有困難，而且使徒保羅自己也知道可能就會再過幾天日子就會被處死，他真希望看到提摩太最後一面。</text:p>
      <text:p text:style-name="P3"/>
      <text:p text:style-name="P3">　　友布羅、布田、利努、喀勞底雅等這四位是誰？我們也找不到更多的資料。不過這也是使徒保羅寫書信的一個特色，就是都會將和他同工且在身邊的人，在寄信時順便帶去請安的口信。</text:p>
      <text:p text:style-name="P3"/>
      <text:p text:style-name="P3"/>
      <text:p text:style-name="P7">* 3_經文信息</text:p>
      <text:p text:style-name="P3">** 3_1_讓我們在見證福音事工上成為盡忠職守的教會，以榮耀上帝的名。</text:p>
      <text:p text:style-name="P3">　　我們應該有這樣的認識：至少要學習使徒保羅對傳福音事工的熱情和執著不變的態度，想盡一切辦法要將耶穌基督復活與拯救的福音傳揚出去，使我們的教會成為一間真正可以成為有見證的教會，成為一間可以榮耀上帝聖名的教會，這樣，我們才能仰望耶穌基督再臨的時候，要賜給我們的榮耀冠冕。</text:p>
      <text:p text:style-name="P3"/>
      <text:p text:style-name="P3"/>
      <text:p text:style-name="P3">** 3_2_不論在甚麼情況之下，都不要使傳福音的心冷淡下來，每間教會都要堅持這項使命感，持續到世界的末了。</text:p>
      <text:p text:style-name="P3">　　如果時機不理想都需要這樣，那麼在時機理想的時候，豈不是更要加倍用心、認真傳福音？今天的時代可說是時機最好的時代，也是最有空間的世代，因為今天也不再像使徒保羅的時代，傳福音會受到迫害，也不會有群眾鼓譟公然反對。再加上今天是一個多媒體的時代，可運用的傳播器材很多，這些都可以幫助教會和傳道者好好利用來作為傳福音的器具。另一方面，這個時代也是一個心靈很空虛的時代，科技過度發展的結果，不但沒有為我們帶來心靈的滿足，相對的，卻為我們帶來更多的不安和動亂。單單從社會現象的紛擾，以及越來越殘酷的犯罪手段，就可以看出這個時代實在是一個人心相當空虛的時代。</text:p>
      <text:p text:style-name="P3"/>
      <text:p text:style-name="P3"/>
      <text:p text:style-name="P6">** <text:span text:style-name="T5">3_3_提防錯誤教導的新說明</text:span></text:p>
      <text:p text:style-name="P5">　　在第3~4節中，提防錯誤教導的警告又再次出現。不同的是，此處有一個新的說明——這些假教師的興起是因爲人們需要他們。而福音的信息，如果被聽見也清楚了解，就可以成爲我們安慰的來源，但耶穌基督卻猶如一個刻意唱反調的人和人類面對面。祂深入尋找，想了解那些願意跟隨祂的人到底有什麼期待。因此，福音的信息在尚未提供醫治之前，本身卻先受到傷害。耶穌可以扮演一個擾亂者的角色出現在人類的生命裡。而且，當人們被福音強烈的要求冒犯時，就會有人軟化它的信息，使人們不致於面對太大的壓力。偶爾也有牧師被引誘，爲他的信徒扮演起保護者的角色，使他的信徒免於直接面對上帝話語的衝擊。在末後的日子，會眾也將受誘「隨從自己的慾望，到處拜人爲師」且「掩耳不聽真理的話」，這些會眾可能已隨時預備以那些較受歡迎的「神話」(myths)來代替不受歡迎的真理。這樣的神話是已然存在在他們的成見中，而真理則是根植於對基督教信仰，一個較健全的了解，而這真理可能會妨礙他們已經建立的習俗。</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tyle:font-family-generic="modern"/>
    <style:font-face style:name="細明體" svg:font-family="細明體, MingLiU" style:font-family-generic="modern"/>
    <style:font-face style:name="Noto Sans CJK TC Regular1" svg:font-family="'Noto Sans CJK TC Regular'"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新細明體" svg:font-family="新細明體, PMingLiU"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 PL UMing TW" svg:font-family="'AR PL UMing TW'" style:font-family-generic="system" style:font-pitch="variable"/>
    <style:font-face style:name="Noto Sans CJK TC Regular" svg:font-family="'Noto Sans CJK T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UMing TW" style:font-size-asian="10.5pt" style:language-asian="zh" style:country-asian="TW" style:font-name-complex="Noto Sans CJK TC Regular"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847cm" style:writing-mode="page"/>
      <style:text-properties style:use-window-font-color="true" style:font-name="Liberation Serif" fo:font-size="12pt" fo:language="en" fo:country="US" style:font-name-asian="AR PL UMing TW" style:font-size-asian="10.5pt" style:language-asian="zh" style:country-asian="TW" style:font-name-complex="Noto Sans CJK TC Regular"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writing-mode="lr-tb"/>
      <style:text-properties style:use-window-font-color="true" style:font-name="Calibri" fo:font-family="Calibri" style:font-family-generic="swiss" style:font-pitch="variable" fo:font-size="12pt" fo:language="en" fo:country="US" style:letter-kerning="true" style:font-name-asian="新細明體" style:font-family-asian="新細明體, PMingLiU" style:font-family-generic-asian="roman" style:font-pitch-asian="variable" style:font-size-asian="12pt" style:language-asian="zh" style:country-asian="TW"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TC Regular" style:font-family-asian="'Noto Sans CJK TC Regular'" style:font-family-generic-asian="system" style:font-pitch-asian="variable" style:font-size-asian="14pt" style:font-name-complex="Noto Sans CJK TC Regular" style:font-family-complex="'Noto Sans CJK TC Regular'"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Noto Sans CJK TC Regular1" style:font-family-complex="'Noto Sans CJK TC Regular'"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CJK TC Regular1" style:font-family-complex="'Noto Sans CJK TC Regular'"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CJK TC Regular1" style:font-family-complex="'Noto Sans CJK TC Regular'" style:font-family-generic-complex="swiss"/>
    </style:style>
    <style:style style:name="純文字" style:family="paragraph" style:parent-style-name="Standard">
      <style:text-properties style:font-name="細明體" fo:font-family="細明體, MingLiU" style:font-family-generic="modern" style:font-name-asian="細明體" style:font-family-asian="細明體, MingLiU" style:font-family-generic-asian="modern" style:font-name-complex="Courier New" style:font-family-complex="'Courier New'" style:font-family-generic-complex="modern" style:font-size-complex="12pt"/>
    </style:style>
    <style:style style:name="Header" style:family="paragraph" style:parent-style-name="Standard" style:class="extra">
      <style:paragraph-properties style:snap-to-layout-grid="false">
        <style:tab-stops>
          <style:tab-stop style:position="7.325cm" style:type="center"/>
          <style:tab-stop style:position="14.651cm" style:type="right"/>
        </style:tab-stops>
      </style:paragraph-properties>
      <style:text-properties fo:font-size="10pt" style:font-size-asian="10pt" style:font-size-complex="10pt"/>
    </style:style>
    <style:style style:name="Footer" style:family="paragraph" style:parent-style-name="Standard" style:class="extra">
      <style:paragraph-properties style:snap-to-layout-grid="false">
        <style:tab-stops>
          <style:tab-stop style:position="7.325cm" style:type="center"/>
          <style:tab-stop style:position="14.651cm" style:type="right"/>
        </style:tab-stops>
      </style:paragraph-properties>
      <style:text-properties fo:font-size="10pt" style:font-size-asian="10pt" style:font-size-complex="10pt"/>
    </style:style>
    <style:style style:name="預設段落字型" style:family="text"/>
    <style:style style:name="純文字_20_字元" style:display-name="純文字 字元" style:family="text">
      <style:text-properties style:font-name="細明體" fo:font-family="細明體, MingLiU" style:font-family-generic="modern" style:font-name-asian="細明體" style:font-family-asian="細明體, MingLiU" style:font-family-generic-asian="modern" style:font-name-complex="Courier New" style:font-family-complex="'Courier New'" style:font-family-generic-complex="modern" style:font-size-complex="12pt"/>
    </style:style>
    <style:style style:name="頁首_20_字元" style:display-name="頁首 字元" style:family="text">
      <style:text-properties fo:font-size="10pt" style:font-size-asian="10pt" style:font-size-complex="10pt"/>
    </style:style>
    <style:style style:name="頁尾_20_字元" style:display-name="頁尾 字元" style:family="text">
      <style:text-properties fo:font-size="10pt" style:font-size-asian="10pt" style:font-size-complex="10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27cm" fo:margin-bottom="1.75cm" fo:margin-left="1.27cm" fo:margin-right="1.27cm" style:writing-mode="lr-tb" style:layout-grid-color="#c0c0c0" style:layout-grid-lines="42" style:layout-grid-base-height="0.635cm" style:layout-grid-ruby-height="0cm" style:layout-grid-mode="li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099cm" fo:margin-top="0cm" style:dynamic-spacing="true"/>
      </style:footer-style>
    </style:page-layout>
  </office:automatic-styles>
  <office:master-styles>
    <style:master-page style:name="Standard" style:page-layout-name="Mpm1">
      <style:footer>
        <text:p text:style-name="MP1"><text:page-number text:select-page="current">3</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ight</meta:initial-creator>
    <meta:creation-date>2016-10-22T12:45:00</meta:creation-date>
    <dc:date>2016-11-05T15:12:33.861064374</dc:date>
    <meta:print-date>2016-10-22T16:10:00</meta:print-date>
    <meta:editing-cycles>74</meta:editing-cycles>
    <meta:editing-duration>PT2H59M21S</meta:editing-duration>
    <meta:generator>LibreOffice/5.1.4.2$Linux_X86_64 LibreOffice_project/10m0$Build-2</meta:generator>
    <meta:document-statistic meta:table-count="0" meta:image-count="0" meta:object-count="0" meta:page-count="6" meta:paragraph-count="54" meta:word-count="6624" meta:character-count="6805" meta:non-whitespace-character-count="6720"/>
  </office:meta>
</office:document-meta>
</file>